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4d19f" officeooo:paragraph-rsid="0014d19f" style:font-size-asian="19.25pt" style:font-size-complex="22pt"/>
    </style:style>
    <style:style style:name="P2" style:family="paragraph" style:parent-style-name="Standard">
      <style:text-properties fo:font-size="13pt" officeooo:rsid="0014d19f" officeooo:paragraph-rsid="0014d19f" style:font-size-asian="11.3500003814697pt" style:font-size-complex="13pt"/>
    </style:style>
    <style:style style:name="P3" style:family="paragraph" style:parent-style-name="Standard" style:list-style-name="L1">
      <style:text-properties fo:font-size="13pt" officeooo:rsid="0016ebee" officeooo:paragraph-rsid="0016ebee" style:font-size-asian="11.3500003814697pt" style:font-size-complex="13pt"/>
    </style:style>
    <style:style style:name="P4" style:family="paragraph" style:parent-style-name="Standard">
      <style:text-properties fo:font-size="13pt" officeooo:rsid="0016ebee" officeooo:paragraph-rsid="0016ebee" style:font-size-asian="11.3500003814697pt" style:font-size-complex="13pt"/>
    </style:style>
    <style:style style:name="P5" style:family="paragraph" style:parent-style-name="Standard" style:list-style-name="L1">
      <style:text-properties fo:font-size="13pt" officeooo:rsid="0018a8eb" officeooo:paragraph-rsid="0018a8eb" style:font-size-asian="11.3500003814697pt" style:font-size-complex="13pt"/>
    </style:style>
    <style:style style:name="T1" style:family="text">
      <style:text-properties officeooo:rsid="0015efae"/>
    </style:style>
    <style:style style:name="T2" style:family="text">
      <style:text-properties officeooo:rsid="00187ec9"/>
    </style:style>
    <style:style style:name="T3" style:family="text">
      <style:text-properties officeooo:rsid="0018a8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rcuit Kernel – Overview</text:p>
      <text:p text:style-name="P1"/>
      <text:p text:style-name="P2">The Aircuit kernel aims to provide a simple, robust, minimalistic, efficient, and scalable kernel that can run a heavy-weight OS on top of it. <text:span text:style-name="T1">It covers the functionality of what a good microkernel should fulfill. It consists of the following subsystems - </text:span></text:p>
      <text:p text:style-name="P2"/>
      <text:list xml:id="list2713540628875804804" text:style-name="L1">
        <text:list-item>
          <text:p text:style-name="P3">HAL or Hardware Abstraction Layer – This layer covers architectural features of the underlying hardware. It allows the core kernel to manipulate hardware functionality without any bugs. <text:span text:style-name="T2">This also hides insignificant legacy hardware features, which are not used in the kernel. For furthur description on this part, look into the architectural documentations.</text:span></text:p>
        </text:list-item>
      </text:list>
      <text:p text:style-name="P4"/>
      <text:p text:style-name="P4"><text:tab/><text:span text:style-name="T3">Also, the Aircuit kernel is a higher half kernel. This layer must enable initial paging </text:span></text:p>
      <text:p text:style-name="P4"><text:tab/><text:span text:style-name="T3">structures &amp; map the kernel to 3GB and above.</text:span></text:p>
      <text:list xml:id="list192146581456463" text:continue-numbering="true" text:style-name="L1">
        <text:list-header>
          <text:p text:style-name="P3"/>
        </text:list-header>
        <text:list-item>
          <text:p text:style-name="P5">Physical Memory Management – The physical memory allocator can allocate physical memory blocks of size 128kb to 4mb. This is the coarse or low-level allocator for all purposes including – memory for processes, DMA, kernel paging. It is based on the buddy allocation mechanism &amp; uses 6 bitmaps to cover records of each block.</text:p>
          <text:p text:style-name="P5"/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9:14:51.047840930</meta:creation-date>
    <dc:date>2017-04-19T19:21:46.527886679</dc:date>
    <meta:editing-duration>PT6M5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77" meta:character-count="1102" meta:non-whitespace-character-count="928"/>
  </office:meta>
</office:document-meta>
</file>